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" svg:font-family="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paragraph-properties fo:margin-top="0cm" fo:margin-bottom="0.499cm" style:contextual-spacing="false" fo:line-height="150%"/>
    </style:style>
    <style:style style:name="P3" style:family="paragraph" style:parent-style-name="Preformatted_20_Text">
      <style:paragraph-properties fo:margin-top="0.201cm" fo:margin-bottom="0.201cm" style:contextual-spacing="false" fo:line-height="150%"/>
      <style:text-properties fo:color="#000000" loext:opacity="100%" style:font-name="Monospace" fo:font-size="10pt" fo:language="pt" fo:country="PT" fo:font-weight="normal" officeooo:rsid="00197a4d" officeooo:paragraph-rsid="001f9a70" fo:background-color="transparent" style:font-size-asian="10pt" style:font-weight-asian="normal" style:font-size-complex="12pt" style:font-weight-complex="normal"/>
    </style:style>
    <style:style style:name="P4" style:family="paragraph" style:parent-style-name="Preformatted_20_Text">
      <style:paragraph-properties fo:margin-top="0.201cm" fo:margin-bottom="0.201cm" style:contextual-spacing="false" fo:line-height="150%"/>
      <style:text-properties style:font-name="Liberation Serif" fo:font-size="12pt" fo:font-weight="normal" officeooo:rsid="00211e02" officeooo:paragraph-rsid="00211e02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.402cm" fo:margin-bottom="0.402cm" style:contextual-spacing="false" fo:line-height="150%"/>
    </style:style>
    <style:style style:name="P6" style:family="paragraph" style:parent-style-name="Preformatted_20_Text">
      <style:paragraph-properties fo:margin-top="0.201cm" fo:margin-bottom="0.7cm" style:contextual-spacing="false" fo:line-height="150%"/>
    </style:style>
    <style:style style:name="P7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Monospace" fo:font-size="10pt" fo:language="pt" fo:country="PT" fo:font-weight="normal" officeooo:rsid="00197a4d" officeooo:paragraph-rsid="001f9a70" fo:background-color="transparent" style:font-size-asian="10pt" style:font-weight-asian="normal" style:font-size-complex="12pt" style:font-weight-complex="normal"/>
    </style:style>
    <style:style style:name="P8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bold" officeooo:rsid="001264be" officeooo:paragraph-rsid="001264be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bold" officeooo:rsid="00211e02" officeooo:paragraph-rsid="00211e02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bold" officeooo:rsid="001f9a70" officeooo:paragraph-rsid="001f9a70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officeooo:rsid="001264be" officeooo:paragraph-rsid="001264be" fo:background-color="transparent" style:font-size-asian="14pt" style:font-size-complex="14pt"/>
    </style:style>
    <style:style style:name="P12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officeooo:rsid="00139837" officeooo:paragraph-rsid="00139837" fo:background-color="transparent" style:font-size-asian="14pt" style:font-size-complex="14pt"/>
    </style:style>
    <style:style style:name="P13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officeooo:paragraph-rsid="00139837" fo:background-color="transparent" style:font-size-asian="14pt" style:font-size-complex="14pt"/>
    </style:style>
    <style:style style:name="P14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17183b" officeooo:paragraph-rsid="0017183b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17183b" officeooo:paragraph-rsid="001902e6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156539" officeooo:paragraph-rsid="0017110a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156539" officeooo:paragraph-rsid="00156539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1902e6" officeooo:paragraph-rsid="001902e6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197a4d" officeooo:paragraph-rsid="00197a4d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1e2332" officeooo:paragraph-rsid="001e2332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1e2332" officeooo:paragraph-rsid="00211e02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248e0f" officeooo:paragraph-rsid="00248e0f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bold" officeooo:rsid="0026a421" officeooo:paragraph-rsid="0026a421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officeooo:rsid="0017110a" officeooo:paragraph-rsid="0017110a" fo:background-color="transparent" style:font-size-asian="14pt" style:font-size-complex="14pt"/>
    </style:style>
    <style:style style:name="P25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officeooo:rsid="00156539" officeooo:paragraph-rsid="00156539" fo:background-color="transparent" style:font-size-asian="14pt" style:font-size-complex="14pt"/>
    </style:style>
    <style:style style:name="P26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56539" officeooo:paragraph-rsid="00156539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7110a" officeooo:paragraph-rsid="0017110a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7110a" officeooo:paragraph-rsid="00277c97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7183b" officeooo:paragraph-rsid="0017183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902e6" officeooo:paragraph-rsid="001902e6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97a4d" officeooo:paragraph-rsid="00197a4d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b68d6" officeooo:paragraph-rsid="001b68d6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ca332" officeooo:paragraph-rsid="001ca332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e2332" officeooo:paragraph-rsid="001e2332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1e2332" officeooo:paragraph-rsid="00211e02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22864e" officeooo:paragraph-rsid="0022864e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211e02" officeooo:paragraph-rsid="001e2332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26a421" officeooo:paragraph-rsid="0026a42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277c97" officeooo:paragraph-rsid="00277c97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normal" officeooo:rsid="0017110a" officeooo:paragraph-rsid="0017110a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normal" officeooo:rsid="0017110a" officeooo:paragraph-rsid="0017183b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normal" officeooo:rsid="0017110a" officeooo:paragraph-rsid="001902e6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normal" officeooo:rsid="00197a4d" officeooo:paragraph-rsid="00197a4d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normal" officeooo:rsid="001e2332" officeooo:paragraph-rsid="00211e02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.201cm" fo:margin-bottom="0.201cm" style:contextual-spacing="false" fo:line-height="150%"/>
      <style:text-properties fo:color="#000000" loext:opacity="100%" style:font-name="Courier New" fo:font-size="14pt" fo:font-weight="normal" officeooo:rsid="00211e02" officeooo:paragraph-rsid="00211e02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.201cm" fo:margin-bottom="0.201cm" style:contextual-spacing="false" fo:line-height="150%"/>
      <style:text-properties officeooo:rsid="001264be" officeooo:paragraph-rsid="001264be"/>
    </style:style>
    <style:style style:name="P47" style:family="paragraph" style:parent-style-name="Standard">
      <style:paragraph-properties fo:margin-top="0.201cm" fo:margin-bottom="0.201cm" style:contextual-spacing="false" fo:line-height="150%"/>
      <style:text-properties officeooo:paragraph-rsid="0017183b"/>
    </style:style>
    <style:style style:name="P48" style:family="paragraph" style:parent-style-name="Standard">
      <style:paragraph-properties fo:margin-top="0.201cm" fo:margin-bottom="0.201cm" style:contextual-spacing="false" fo:line-height="150%"/>
      <style:text-properties officeooo:paragraph-rsid="00211e02"/>
    </style:style>
    <style:style style:name="P49" style:family="paragraph" style:parent-style-name="Standard">
      <style:paragraph-properties fo:margin-top="0.201cm" fo:margin-bottom="0.201cm" style:contextual-spacing="false" fo:line-height="150%"/>
      <style:text-properties officeooo:paragraph-rsid="0026a421"/>
    </style:style>
    <style:style style:name="P50" style:family="paragraph" style:parent-style-name="Standard">
      <style:paragraph-properties fo:margin-top="0.201cm" fo:margin-bottom="0.201cm" style:contextual-spacing="false" fo:line-height="150%"/>
      <style:text-properties officeooo:rsid="0017183b" officeooo:paragraph-rsid="001902e6"/>
    </style:style>
    <style:style style:name="P51" style:family="paragraph" style:parent-style-name="Standard">
      <style:paragraph-properties fo:margin-top="0.201cm" fo:margin-bottom="0.201cm" style:contextual-spacing="false" fo:line-height="150%" fo:break-before="page"/>
      <style:text-properties fo:color="#000000" loext:opacity="100%" style:font-name="Courier New" fo:font-size="14pt" fo:language="pt" fo:country="PT" fo:font-weight="bold" officeooo:rsid="0017110a" officeooo:paragraph-rsid="0017110a" fo:background-color="transparent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.201cm" fo:margin-bottom="0.201cm" style:contextual-spacing="false" fo:line-height="150%" fo:break-before="page"/>
      <style:text-properties fo:color="#000000" loext:opacity="100%" style:font-name="Courier New" fo:font-size="14pt" fo:language="pt" fo:country="PT" fo:font-weight="bold" officeooo:rsid="00197a4d" officeooo:paragraph-rsid="00197a4d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top="0.201cm" fo:margin-bottom="0.201cm" style:contextual-spacing="false" fo:line-height="150%" fo:break-before="page"/>
      <style:text-properties fo:color="#000000" loext:opacity="100%" style:font-name="Courier New" fo:font-size="14pt" fo:language="pt" fo:country="PT" fo:font-weight="bold" officeooo:rsid="001b68d6" officeooo:paragraph-rsid="001b68d6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1.27cm" fo:margin-right="0cm" fo:margin-top="0.201cm" fo:margin-bottom="0.201cm" style:contextual-spacing="false" fo:line-height="150%" fo:text-indent="0cm" style:auto-text-indent="false"/>
      <style:text-properties fo:color="#000000" loext:opacity="100%" style:font-name="Courier New" fo:font-size="14pt" fo:language="pt" fo:country="PT" fo:font-weight="normal" officeooo:rsid="001902e6" officeooo:paragraph-rsid="001902e6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1.27cm" fo:margin-right="0cm" fo:margin-top="0.201cm" fo:margin-bottom="0.201cm" style:contextual-spacing="false" fo:line-height="150%" fo:text-indent="0cm" style:auto-text-indent="false"/>
      <style:text-properties style:font-name="Liberation Serif" fo:font-size="12pt" fo:font-weight="normal" officeooo:rsid="001902e6" officeooo:paragraph-rsid="001902e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margin-top="0.201cm" fo:margin-bottom="0.201cm" style:contextual-spacing="false" fo:line-height="150%" fo:text-indent="0cm" style:auto-text-indent="false"/>
      <style:text-properties fo:color="#000000" loext:opacity="100%" style:font-name="Courier New" fo:font-size="14pt" fo:language="pt" fo:country="PT" fo:font-weight="normal" officeooo:rsid="001b68d6" officeooo:paragraph-rsid="001b68d6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.201cm" fo:margin-bottom="0.201cm" style:contextual-spacing="false" fo:line-height="150%" fo:text-indent="0cm" style:auto-text-indent="false"/>
      <style:text-properties fo:color="#000000" loext:opacity="100%" style:font-name="Courier New" fo:font-size="14pt" fo:language="pt" fo:country="PT" fo:font-weight="bold" officeooo:rsid="001902e6" officeooo:paragraph-rsid="001902e6" fo:background-color="transparent" style:font-size-asian="14pt" style:font-weight-asian="bold" style:font-size-complex="14pt" style:font-weight-complex="bold"/>
    </style:style>
    <style:style style:name="P58" style:family="paragraph" style:parent-style-name="Text_20_body">
      <style:text-properties style:font-name="Courier New" fo:font-size="14pt" fo:background-color="transparent" style:font-size-asian="14pt" style:font-size-complex="14pt"/>
    </style:style>
    <style:style style:name="P59" style:family="paragraph" style:parent-style-name="Text_20_body">
      <style:text-properties fo:color="#000000" loext:opacity="100%" style:font-name="Courier New" fo:font-size="14pt" style:font-size-asian="14pt" style:font-size-complex="14pt"/>
    </style:style>
    <style:style style:name="P60" style:family="paragraph" style:parent-style-name="Text_20_body">
      <style:text-properties fo:color="#000000" loext:opacity="100%" style:font-name="Courier New" fo:font-size="14pt" fo:background-color="transparent" style:font-size-asian="14pt" style:font-size-complex="14pt"/>
    </style:style>
    <style:style style:name="P61" style:family="paragraph" style:parent-style-name="Text_20_body" style:list-style-name="L1">
      <style:text-properties fo:color="#000000" loext:opacity="100%" style:font-name="Courier New" fo:font-size="14pt" fo:background-color="transparent" style:font-size-asian="14pt" style:font-size-complex="14pt"/>
    </style:style>
    <style:style style:name="P62" style:family="paragraph" style:parent-style-name="Text_20_body" style:list-style-name="L2">
      <style:text-properties fo:color="#000000" loext:opacity="100%" style:font-name="Courier New" fo:font-size="14pt" fo:background-color="transparent" style:font-size-asian="14pt" style:font-size-complex="14pt"/>
    </style:style>
    <style:style style:name="P63" style:family="paragraph" style:parent-style-name="Text_20_body">
      <style:text-properties fo:color="#000000" loext:opacity="100%" style:font-name="Courier New" fo:font-size="14pt" officeooo:rsid="00267c22" officeooo:paragraph-rsid="00267c22" fo:background-color="transparent" style:font-size-asian="14pt" style:font-size-complex="14pt"/>
    </style:style>
    <style:style style:name="P64" style:family="paragraph" style:parent-style-name="Text_20_body">
      <style:text-properties fo:color="#000000" loext:opacity="100%" style:font-name="Courier New" fo:font-size="14pt" fo:font-weight="bold" officeooo:rsid="00267c22" officeooo:paragraph-rsid="00267c22" fo:background-color="transparent" style:font-size-asian="14pt" style:font-weight-asian="bold" style:font-size-complex="14pt" style:font-weight-complex="bold"/>
    </style:style>
    <style:style style:name="P65" style:family="paragraph" style:parent-style-name="Text_20_body">
      <style:text-properties fo:color="#000000" loext:opacity="100%" style:font-name="Courier New" fo:font-size="14pt" fo:font-weight="bold" officeooo:rsid="00248e0f" officeooo:paragraph-rsid="00248e0f" fo:background-color="transparent" style:font-size-asian="14pt" style:font-weight-asian="bold" style:font-size-complex="14pt" style:font-weight-complex="bold"/>
    </style:style>
    <style:style style:name="P66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ourier New" fo:font-size="14pt" fo:background-color="transparent" style:font-size-asian="14pt" style:font-size-complex="14pt"/>
    </style:style>
    <style:style style:name="P67" style:family="paragraph" style:parent-style-name="Text_20_body">
      <style:paragraph-properties fo:margin-top="0.201cm" fo:margin-bottom="0.201cm" style:contextual-spacing="false" fo:line-height="150%"/>
      <style:text-properties fo:color="#000000" loext:opacity="100%" style:font-name="Courier New" fo:font-size="14pt" fo:language="pt" fo:country="PT" fo:font-weight="normal" officeooo:rsid="00248e0f" officeooo:paragraph-rsid="00248e0f" fo:background-color="transparent" style:font-size-asian="14pt" style:font-weight-asian="normal" style:font-size-complex="14pt" style:font-weight-complex="normal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Courier New" fo:font-size="14pt" officeooo:paragraph-rsid="00267c22" fo:background-color="transparent" style:font-size-asian="14pt" style:font-size-complex="14pt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Courier New" fo:font-size="14pt" officeooo:paragraph-rsid="0026a421" fo:background-color="transparent" style:font-size-asian="14pt" style:font-size-complex="14pt"/>
    </style:style>
    <style:style style:name="T1" style:family="text">
      <style:text-properties officeooo:rsid="00139837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7183b"/>
    </style:style>
    <style:style style:name="T4" style:family="text">
      <style:text-properties fo:language="pt" fo:country="PT" officeooo:rsid="001902e6"/>
    </style:style>
    <style:style style:name="T5" style:family="text">
      <style:text-properties fo:language="pt" fo:country="PT" officeooo:rsid="001b68d6"/>
    </style:style>
    <style:style style:name="T6" style:family="text">
      <style:text-properties fo:language="pt" fo:country="PT" officeooo:rsid="00211e02"/>
    </style:style>
    <style:style style:name="T7" style:family="text">
      <style:text-properties fo:language="pt" fo:country="PT" officeooo:rsid="0017110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9837" style:font-weight-asian="bold" style:font-weight-complex="bold"/>
    </style:style>
    <style:style style:name="T10" style:family="text">
      <style:text-properties fo:font-weight="bold" officeooo:rsid="0017183b" style:font-weight-asian="bold" style:font-weight-complex="bold"/>
    </style:style>
    <style:style style:name="T11" style:family="text">
      <style:text-properties fo:color="#000000" loext:opacity="100%" style:font-name="Courier New" fo:font-size="14pt" fo:background-color="transparent" loext:char-shading-value="0" style:font-size-asian="14pt" style:font-size-complex="14pt"/>
    </style:style>
    <style:style style:name="T12" style:family="text">
      <style:text-properties fo:color="#000000" loext:opacity="100%" style:font-name="Courier New" fo:font-size="14pt" officeooo:rsid="0022c0a8" fo:background-color="transparent" loext:char-shading-value="0" style:font-size-asian="14pt" style:font-size-complex="14pt"/>
    </style:style>
    <style:style style:name="T13" style:family="text">
      <style:text-properties fo:color="#000000" loext:opacity="100%" style:font-name="Courier New" fo:font-size="14pt" officeooo:rsid="00248e0f" fo:background-color="transparent" loext:char-shading-value="0" style:font-name-asian="Liberation Mono" style:font-size-asian="14pt" style:font-name-complex="Liberation Mono" style:font-size-complex="14pt"/>
    </style:style>
    <style:style style:name="T14" style:family="text">
      <style:text-properties fo:color="#000000" loext:opacity="100%" style:font-name="Courier New" fo:font-size="14pt" officeooo:rsid="0022c0a8" fo:background-color="transparent" loext:char-shading-value="0" style:font-name-asian="Liberation Mono" style:font-size-asian="14pt" style:font-name-complex="Liberation Mono" style:font-size-complex="14pt"/>
    </style:style>
    <style:style style:name="T15" style:family="text">
      <style:text-properties fo:color="#000000" loext:opacity="100%" style:font-name="Courier New" fo:font-size="14pt" fo:language="pt" fo:country="PT" officeooo:rsid="0017183b" fo:background-color="transparent" loext:char-shading-value="0" style:font-size-asian="14pt" style:font-size-complex="14pt"/>
    </style:style>
    <style:style style:name="T16" style:family="text">
      <style:text-properties fo:color="#000000" loext:opacity="100%" style:font-name="Courier New" fo:font-size="14pt" fo:language="pt" fo:country="PT" fo:background-color="transparent" loext:char-shading-value="0" style:font-size-asian="14pt" style:font-size-complex="14pt"/>
    </style:style>
    <style:style style:name="T17" style:family="text">
      <style:text-properties fo:color="#000000" loext:opacity="100%" style:font-name="Courier New" fo:font-size="14pt" fo:language="pt" fo:country="PT" officeooo:rsid="001902e6" fo:background-color="transparent" loext:char-shading-value="0" style:font-size-asian="14pt" style:font-size-complex="14pt"/>
    </style:style>
    <style:style style:name="T18" style:family="text">
      <style:text-properties fo:color="#000000" loext:opacity="100%" style:font-name="Courier New" fo:font-size="14pt" fo:language="pt" fo:country="PT" officeooo:rsid="001264be" fo:background-color="transparent" loext:char-shading-value="0" style:font-size-asian="14pt" style:font-size-complex="14pt"/>
    </style:style>
    <style:style style:name="T19" style:family="text">
      <style:text-properties fo:color="#000000" loext:opacity="100%" style:font-name="Courier New" fo:font-size="14pt" fo:language="pt" fo:country="PT" style:font-size-asian="14pt" style:font-size-complex="14pt"/>
    </style:style>
    <style:style style:name="T20" style:family="text">
      <style:text-properties fo:color="#000000" loext:opacity="100%" style:font-name="Courier New" fo:font-size="14pt" fo:language="pt" fo:country="PT" fo:font-weight="normal" officeooo:rsid="00211e02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font-name="Courier New" fo:font-size="14pt" fo:language="pt" fo:country="PT" fo:font-weight="normal" officeooo:rsid="0022864e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loext:opacity="100%" style:font-name="Courier New" fo:font-size="14pt" fo:language="pt" fo:country="PT" fo:font-weight="normal" officeooo:rsid="0026a421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0" loext:opacity="100%" style:font-name="Courier New" fo:font-size="14pt" fo:language="pt" fo:country="PT" fo:font-weight="bold" officeooo:rsid="001f9a70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fo:color="#000000" loext:opacity="100%" style:font-name="Courier New" fo:font-size="14pt" style:font-size-asian="14pt" style:font-size-complex="14pt"/>
    </style:style>
    <style:style style:name="T25" style:family="text">
      <style:text-properties officeooo:rsid="0022c0a8"/>
    </style:style>
    <style:style style:name="T26" style:family="text">
      <style:text-properties fo:background-color="transparent" loext:char-shading-value="0"/>
    </style:style>
    <style:style style:name="T27" style:family="text">
      <style:text-properties style:font-name="Courier New" fo:font-size="14pt" officeooo:rsid="001f9a70" style:font-size-asian="14pt" style:font-size-complex="14pt"/>
    </style:style>
    <style:style style:name="T28" style:family="text">
      <style:text-properties style:font-name="Courier New" fo:font-size="14pt" officeooo:rsid="0022c0a8" style:font-name-asian="Liberation Mono" style:font-size-asian="14pt" style:font-name-complex="Liberation Mono" style:font-size-complex="14pt"/>
    </style:style>
    <style:style style:name="T29" style:family="text">
      <style:text-properties style:font-name="Courier New" fo:font-weight="normal" style:font-weight-asian="normal" style:font-weight-complex="normal"/>
    </style:style>
    <style:style style:name="T30" style:family="text">
      <style:text-properties style:font-name="Courier New" fo:font-weight="normal" officeooo:rsid="00267c22" style:font-weight-asian="normal" style:font-weight-complex="normal"/>
    </style:style>
    <style:style style:name="T31" style:family="text">
      <style:text-properties style:font-name="Courier New" fo:font-weight="normal" officeooo:rsid="0026a421" style:font-weight-asian="normal" style:font-weight-complex="normal"/>
    </style:style>
    <style:style style:name="T32" style:family="text">
      <style:text-properties style:font-name="Courier New" fo:font-weight="normal" officeooo:rsid="00267c22" style:font-name-asian="Liberation Mono" style:font-weight-asian="normal" style:font-name-complex="Liberation Mono" style:font-weight-complex="normal"/>
    </style:style>
    <style:style style:name="T33" style:family="text">
      <style:text-properties style:font-name="Courier New" fo:font-weight="bold" officeooo:rsid="0026a421" style:font-weight-asian="bold" style:font-weight-complex="bold"/>
    </style:style>
    <style:style style:name="T34" style:family="text">
      <style:text-properties style:font-name="Courier New" fo:font-weight="bold" officeooo:rsid="00267c22" style:font-weight-asian="bold" style:font-weight-complex="bold"/>
    </style:style>
    <style:style style:name="T35" style:family="text">
      <style:text-properties officeooo:rsid="0017183b"/>
    </style:style>
    <style:style style:name="T36" style:family="text">
      <style:text-properties officeooo:rsid="00277c9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ersões código</text:p>
      <text:p text:style-name="P11"><text:span text:style-name="T8">etapa 1: </text:span><text:span text:style-name="T10">criar projeto</text:span></text:p>
      <text:p text:style-name="P8">criar projeto usando Spring Suite:</text:p>
      <text:p text:style-name="P11">File &gt; New &gt; Spring Starter Project </text:p>
      <text:p text:style-name="P46"><text:span text:style-name="T11">Service url: </text:span><text:a xlink:type="simple" xlink:href="https://start.spring.io/" text:style-name="Internet_20_link" text:visited-style-name="Visited_20_Internet_20_Link">https://start.spring.io</text:a></text:p>
      <text:p text:style-name="P11">Name: payment-api-ss</text:p>
      <text:p text:style-name="P11">Type: Maven</text:p>
      <text:p text:style-name="P11">Packing: Jar</text:p>
      <text:p text:style-name="P11">Language: Java</text:p>
      <text:p text:style-name="P11">Java Version: 21</text:p>
      <text:p text:style-name="P11">Group: com.project.payment</text:p>
      <text:p text:style-name="P11">Artifact: payment-api-ss</text:p>
      <text:p text:style-name="P12">Package: com.project.payment</text:p>
      <text:p text:style-name="P12">Next &gt; Add dependências</text:p>
      <text:p text:style-name="P13"><text:soft-page-break/><text:span text:style-name="T9">Spring Web :</text:span><text:span text:style-name="T1"> </text:span><text:span text:style-name="T2">Crie aplicativos da web, incluindo RESTful, usando Spring MVC. Usa Apache Tomcat como contêiner incorporado padrão.</text:span></text:p>
      <text:p text:style-name="P13"><text:span text:style-name="T9">Lombok:</text:span><text:span text:style-name="T1"> </text:span><text:span text:style-name="T2">Biblioteca de anotação Java que ajuda a reduzir o código padrão.</text:span></text:p>
      <text:p text:style-name="P14">Setar lombok no SS:</text:p>
      <text:p text:style-name="P47"><text:span text:style-name="T15">Help &gt; Install New Software &gt; Work with: </text:span><text:a xlink:type="simple" xlink:href="https://projectlombok.org/p2" text:style-name="Internet_20_link" text:visited-style-name="Visited_20_Internet_20_Link"><text:span text:style-name="Source_20_Text"><text:span text:style-name="T11">https://projectlombok.org/p2</text:span></text:span></text:a><text:span text:style-name="Source_20_Text"><text:span text:style-name="T16"> &gt; </text:span></text:span><text:span text:style-name="T15">Seleciona Lombok &gt; Next &gt; Finish &gt; Restarta a SS &gt; tudo ok</text:span></text:p>
      <text:p text:style-name="P15">No IntelliJ</text:p>
      <text:p text:style-name="P50"><text:span text:style-name="T16">criar initializer do Spring </text:span><text:span text:style-name="T17">no</text:span><text:span text:style-name="T16"> </text:span><text:a xlink:type="simple" xlink:href="https://start.spring.io/" text:style-name="Internet_20_link" text:visited-style-name="Visited_20_Internet_20_Link"><text:span text:style-name="T11">https://start.spring.io</text:span></text:a><text:span text:style-name="T18"> → </text:span><text:span text:style-name="T16">gerar .zip → exportar o .zip criado → abrir pasta no IntelliJ → adicionar o plugin do Lombok n</text:span><text:span text:style-name="T17">a IDE</text:span></text:p>
      <text:p text:style-name="P14">Rodar aplicação em porta diferente:</text:p>
      <text:p text:style-name="P24">Alterar porta do serviço TomCat: src &gt; main &gt; resources &gt; application.properties &gt; server.port=SUA_PORTA</text:p>
      <text:p text:style-name="P16"/>
      <text:p text:style-name="P16">Gerar .jar no IntelliJ:</text:p>
      <text:p text:style-name="P25">M &gt; Lifecicle &gt; seleciona clean e package &gt; botão direito &gt; Run Maven Build</text:p>
      <text:p text:style-name="P25"><text:soft-page-break/></text:p>
      <text:p text:style-name="P17">Gerar .jar no SS:</text:p>
      <text:p text:style-name="P26"/>
      <text:p text:style-name="P26">botão direito sobre o projeto &gt; Run as &gt; Maven build &gt; Goals: clean package &gt; Run</text:p>
      <text:p text:style-name="P26"/>
      <text:p text:style-name="P51">CODE:</text:p>
      <text:p text:style-name="P18">Controlador de Cliente</text:p>
      <text:p text:style-name="P40"><text:span text:style-name="T2">1. criar um novo pacote com nomenclatura: com.project.payment.api.controller</text:span></text:p>
      <text:p text:style-name="P27">2. criar nova classe dentro do controller: ClientController.java</text:p>
      <text:p text:style-name="P27">3. criar um método:</text:p>
      <text:p text:style-name="P27">public String list(){</text:p>
      <text:p text:style-name="P27"><text:tab/>return “Endpoint Cliente”;</text:p>
      <text:p text:style-name="P27">}</text:p>
      <text:p text:style-name="P27"/>
      <text:p text:style-name="P29">4. adicionar a anotação GetMapping (Spring Framework) com a uri de cliente:</text:p>
      <text:p text:style-name="P29">@GetMapping(“/clientes”)</text:p>
      <text:p text:style-name="P41"><text:span text:style-name="T2">public String list(){…</text:span><text:span text:style-name="T3">}</text:span></text:p>
      <text:p text:style-name="P29"/>
      <text:p text:style-name="P29"><text:soft-page-break/>5. adicionar a anotação @RestController para que a classe seja lida como um controlador capaz de tratar requisições http</text:p>
      <text:p text:style-name="P30">6. Testa endpoint no postman</text:p>
      <text:p text:style-name="P30"/>
      <text:p text:style-name="P18">Model de Cliente</text:p>
      <text:p text:style-name="P42"><text:span text:style-name="T2">1. criar um novo pacote com nomenclatura: com.project.payment.</text:span><text:span text:style-name="T4">domain</text:span><text:span text:style-name="T2">.</text:span><text:span text:style-name="T4">model (ou .entity) e criar uma classe java Client | ClientModel | ClientEntity</text:span></text:p>
      <text:p text:style-name="P30">2. adicionar os items:</text:p>
      <text:p text:style-name="P30">private Long id;</text:p>
      <text:p text:style-name="P30">private String name;</text:p>
      <text:p text:style-name="P30">private String phone;</text:p>
      <text:p text:style-name="P30">private String email;</text:p>
      <text:p text:style-name="P30"/>
      <text:p text:style-name="P30">3. adicionar as anotações @Getter e @Setter do Lombok</text:p>
      <text:p text:style-name="P30"><text:soft-page-break/>4. No controller de Cliente:</text:p>
      <text:p text:style-name="P54">a. criar 2 clientes:</text:p>
      <text:p text:style-name="P54">var client1 = new Client<text:span text:style-name="T36">Model</text:span>();</text:p>
      <text:p text:style-name="P54">client1.setId(1L);</text:p>
      <text:p text:style-name="P54">client1.setName(“Maria Silva”);</text:p>
      <text:p text:style-name="P54">client1.setPhone(“77 9 0000-0000”);</text:p>
      <text:p text:style-name="P55"><text:span text:style-name="T19">client1.setEmail(“</text:span><text:a xlink:type="simple" xlink:href="mailto:maria00@email.com" text:style-name="Internet_20_link" text:visited-style-name="Visited_20_Internet_20_Link"><text:span text:style-name="T24">maria00@email.com</text:span></text:a><text:span text:style-name="T19">”);</text:span></text:p>
      <text:p text:style-name="P54"/>
      <text:p text:style-name="P54">var client2 …</text:p>
      <text:p text:style-name="P54"/>
      <text:p text:style-name="P54">b. retorna esses clientes como uma lista: </text:p>
      <text:p text:style-name="P54"/>
      <text:p text:style-name="P54">c. return Arrays.asList(client1, client2);</text:p>
      <text:p text:style-name="P54">d. altera o retorno da função de String para List&lt;Client&gt;</text:p>
      <text:p text:style-name="P56"><text:soft-page-break/>5. Adicionar o Spring Boot Dev Tools</text:p>
      <text:p text:style-name="P57">vale à pena conferir:</text:p>
      <text:p text:style-name="P57">https://developer.mozilla.org/pt-BR/docs/Web/HTTP/Status</text:p>
      <text:p text:style-name="P19"/>
      <text:p text:style-name="P52">Content Negotiation: </text:p>
      <text:p text:style-name="P31">no header do postman adicionar key: Accept e value: application/xml<text:tab/></text:p>
      <text:p text:style-name="P31">no IntelliJ| no SS → no pom.xml:</text:p>
      <text:p text:style-name="P19">&lt;dependency&gt;</text:p>
      <text:p text:style-name="P19"><text:tab/>&lt;groupId&gt;com.fasterxml.jackson.dataformat&lt;/groupId&gt;</text:p>
      <text:p text:style-name="P19"><text:tab/>&lt;artifactId&gt;jackson-dataformat-xml&lt;/artifactId&gt;</text:p>
      <text:p text:style-name="P19">&lt;/dependency&gt;</text:p>
      <text:p text:style-name="P31"/>
      <text:p text:style-name="P43"><text:span text:style-name="T5">faz reload do projeto e </text:span><text:span text:style-name="T2">ai agr, se no cabeçalho tiver requisição com tipo xml a api retorna com o tipo esperado.</text:span></text:p>
      <text:p text:style-name="P31"/>
      <text:p text:style-name="P53">Incluindo banco de dados</text:p>
      <text:p text:style-name="P32">add starter spring data jpa</text:p>
      <text:p text:style-name="P32">add conector do banco (mysql | postgres)</text:p>
      <text:p text:style-name="P33">no pom.xml alterar o dependency do postgres: add &lt;scope&gt;runtime&lt;/scope&gt;</text:p>
      <text:p text:style-name="P20"/>
      <text:p text:style-name="P20">criar o docker-compose.yml:</text:p>
      <text:p text:style-name="P34">version: '3.8'</text:p>
      <text:p text:style-name="P34">services:</text:p>
      <text:p text:style-name="P34"><text:s text:c="2"/>db:</text:p>
      <text:p text:style-name="P34"><text:s text:c="4"/>image: postgres:16.2</text:p>
      <text:p text:style-name="P34"><text:s text:c="4"/>restart: always</text:p>
      <text:p text:style-name="P34"><text:s text:c="4"/>environment:</text:p>
      <text:p text:style-name="P34"><text:s text:c="6"/>POSTGRES_USER: ${<text:span text:style-name="T25">DB</text:span>_USER}</text:p>
      <text:p text:style-name="P34"><text:s text:c="6"/>POSTGRES_PASSWORD: ${<text:span text:style-name="T25">DB</text:span>_PASSWORD}</text:p>
      <text:p text:style-name="P34"><text:soft-page-break/><text:s text:c="4"/>ports: </text:p>
      <text:p text:style-name="P34"><text:s text:c="6"/>- ${PGSQL_PORT}:5432</text:p>
      <text:p text:style-name="P34"/>
      <text:p text:style-name="P34"><text:s text:c="2"/>adminer:</text:p>
      <text:p text:style-name="P34"><text:s text:c="4"/>image: adminer</text:p>
      <text:p text:style-name="P34"><text:s text:c="4"/>restart: always</text:p>
      <text:p text:style-name="P34"><text:s text:c="4"/>ports:</text:p>
      <text:p text:style-name="P34"><text:s text:c="6"/>- ${ADMIN_PORT}:8080</text:p>
      <text:p text:style-name="P34"/>
      <text:p text:style-name="P34">volumes:</text:p>
      <text:p text:style-name="P34"><text:s text:c="2"/>postgres: <text:s/></text:p>
      <text:p text:style-name="P34"/>
      <text:p text:style-name="P21">criar o .env:</text:p>
      <text:p text:style-name="P44"><text:span text:style-name="T2">PGSQL_</text:span><text:span text:style-name="T6">HOST</text:span><text:span text:style-name="T2">=</text:span></text:p>
      <text:p text:style-name="P35"><text:soft-page-break/>PGSQL_PORT=</text:p>
      <text:p text:style-name="P35"><text:span text:style-name="T25">DB</text:span>_USER=</text:p>
      <text:p text:style-name="P35"><text:span text:style-name="T25">DB</text:span>_PASSWORD=</text:p>
      <text:p text:style-name="P36">DB_NAME=</text:p>
      <text:p text:style-name="P48"><text:span text:style-name="T20">DB_</text:span><text:span text:style-name="T21">URL</text:span><text:span text:style-name="T20">=</text:span><text:span text:style-name="T21">jdbc:postgresql://${PGSQL_HOST}:${PGSQL_PORT}/${DB_NAME}</text:span><text:span text:style-name="Source_20_Text"><text:span text:style-name="T11">?</text:span></text:span><text:span text:style-name="Source_20_Text"><text:span text:style-name="T12">c</text:span></text:span><text:span text:style-name="Source_20_Text"><text:span text:style-name="T11">reateDatabaseIfNotExist=true</text:span></text:span><text:span text:style-name="Source_20_Text"><text:span text:style-name="T12">&amp;serverTimezone=</text:span></text:span><text:span text:style-name="Source_20_Text"><text:span text:style-name="T13">UTC</text:span></text:span></text:p>
      <text:p text:style-name="P34">ADMIN_PORT=</text:p>
      <text:p text:style-name="P37"/>
      <text:p text:style-name="P45">Como usar .env no projeto Spring:</text:p>
      <text:p text:style-name="P9">Em ...Application.java (o que contém o main) adicionar as anotações:</text:p>
      <text:p text:style-name="P4"><text:span text:style-name="Source_20_Text"><text:span text:style-name="T24">@Configuration</text:span></text:span></text:p>
      <text:p text:style-name="P2"><text:span text:style-name="Source_20_Text"><text:span text:style-name="T11">@PropertySource("classpath:application.properties")</text:span></text:span></text:p>
      <text:p text:style-name="P9">adicionar o metodo:</text:p>
      <text:p text:style-name="P4"><text:span text:style-name="Source_20_Text"><text:span text:style-name="T24">@Bean</text:span></text:span></text:p>
      <text:p text:style-name="P1"><text:soft-page-break/><text:span text:style-name="Source_20_Text"><text:span text:style-name="T11"><text:s text:c="4"/>public static PropertySourcesPlaceholderConfigurer propertySourcesPlaceholderConfigurer() {</text:span></text:span></text:p>
      <text:p text:style-name="P1"><text:span text:style-name="Source_20_Text"><text:span text:style-name="T11"><text:s text:c="8"/>return new PropertySourcesPlaceholderConfigurer();</text:span></text:span></text:p>
      <text:p text:style-name="P2"><text:span text:style-name="Source_20_Text"><text:span text:style-name="T11"><text:s text:c="4"/>}</text:span></text:span></text:p>
      <text:p text:style-name="P45"/>
      <text:p text:style-name="P31"/>
      <text:p text:style-name="P10"><text:span text:style-name="T2">adicionar as variáveis do banco no projeto em </text:span><text:span text:style-name="T7">src &gt; main &gt; resources &gt; application.properties &gt;</text:span></text:p>
      <text:p text:style-name="P3"><text:span text:style-name="Source_20_Text"><text:span text:style-name="T27">spring.datasource.url=${D</text:span></text:span><text:span text:style-name="Source_20_Text"><text:span text:style-name="T28">B</text:span></text:span><text:span text:style-name="Source_20_Text"><text:span text:style-name="T27">_URL}</text:span></text:span></text:p>
      <text:p text:style-name="P5"><text:span text:style-name="Source_20_Text"><text:span text:style-name="T11">spring.datasource.username=${</text:span></text:span><text:span text:style-name="Source_20_Text"><text:span text:style-name="T14">DB</text:span></text:span><text:span text:style-name="Source_20_Text"><text:span text:style-name="T11">_USER}</text:span></text:span></text:p>
      <text:p text:style-name="P6"><text:span text:style-name="Source_20_Text"><text:span text:style-name="T11">spring.datasource.password=${DB_PASSWORD}</text:span></text:span></text:p>
      <text:p text:style-name="P7"><text:span text:style-name="Source_20_Text"><text:span text:style-name="T23"/></text:span></text:p>
      <text:p text:style-name="P22">inicia a aplicação e vê se tudo está ok.</text:p>
      <text:p text:style-name="P22"/>
      <text:p text:style-name="P22"><text:soft-page-break/>Adiciona a dependência do Flyway</text:p>
      <text:p text:style-name="P22">crie uma pasta chamada db e outra dentro de db chamada migration dentro de src &gt; main &gt; resources.</text:p>
      <text:p text:style-name="P67">É nelas que estarão todos os arquivos referentes ao banco de dados, como os scripts de criação/alteração/deleção de tabelas, colunas, etc.</text:p>
      <text:p text:style-name="P60">Por padrão, o FW só lê os scripts com nome em determinado padrão, por padrão o FW percebe: </text:p>
      <text:list xml:id="list1850572494" text:style-name="L1">
        <text:list-item>
          <text:p text:style-name="P66">arquivos iniciados com 'V', maiúsculo mesmo, e ai a identificação do arquivo fica a seu critério, com índice (V0001) ou data e hora (V20221213213045 - meu formato aqui está YYYY/MM/DD-HH:MM:SS)(eu vou seguir com a primeira opção); </text:p>
        </text:list-item>
        <text:list-item>
          <text:p text:style-name="P66">é inserido 2 underscore (__) após a versão do arquivo; </text:p>
        </text:list-item>
        <text:list-item>
          <text:p text:style-name="P61">é inserido a descrição do arquivo junto com a extensão .sql (p.e. create-table-books.sql) </text:p>
        </text:list-item>
      </text:list>
      <text:p text:style-name="P60">Então no final fica: </text:p>
      <text:list xml:id="list1664215923" text:style-name="L2">
        <text:list-item>
          <text:p text:style-name="P62">V0001__create-table-books.sql </text:p>
        </text:list-item>
      </text:list>
      <text:p text:style-name="P59"><text:span text:style-name="T26">OBS.: Se o projeto estiver rodando, quando criar o arquivo com a extensão .sql o devtools vai fazer o seu papel de reiniciar o servidor e o FW vai rodar o script vazio e isso vai gerar uma mudança no DB e ficar registrado na tabela referente ao FW que foi criada, a com nome </text:span><text:span text:style-name="Emphasis"><text:span text:style-name="T26">flyway_schema_history</text:span></text:span><text:span text:style-name="T26">. </text:span></text:p>
      <text:p text:style-name="P58">É nessa tabela que são guardadas as infos referentes ao banco, como por exemplo quais os schemas rodados.</text:p>
      <text:p text:style-name="P58"><text:soft-page-break/>Então, eu recomendo que, com o servidor inativo, crie os arquivos com a versão e extensão e, só depois de tudo certo, com o DDL inserido no arquivo, inicie o servidor.</text:p>
      <text:p text:style-name="P58">Você pode também fazer isso com o servidor ativo, ai pode criar o arquivo com o nome (ex. create-table-books.sql) e só depois alterar o nome do arquivo para o padrão.</text:p>
      <text:p text:style-name="P60"/>
      <text:p text:style-name="P64">Crie um arquivo para tabela de cliente: </text:p>
      <text:p text:style-name="P63">V0001__create-table-clients.sql</text:p>
      <text:p text:style-name="P63"/>
      <text:p text:style-name="P65">Adicione o DDL no arquivo criado:</text:p>
      <text:p text:style-name="P69"><text:span text:style-name="Source_20_Text"><text:span text:style-name="T33">1ª forma:</text:span></text:span></text:p>
      <text:p text:style-name="P69"><text:span text:style-name="Source_20_Text"><text:span text:style-name="T29">CREATE TABLE IF NOT EXISTS </text:span></text:span><text:span text:style-name="Source_20_Text"><text:span text:style-name="T32">clients</text:span></text:span><text:span text:style-name="Source_20_Text"><text:span text:style-name="T29">(<text:line-break/><text:tab/>id BIGINT NOT NULL AUTO_INCREMENT,<text:line-break/><text:tab/>name VARCHAR(200) NOT NULL,<text:line-break/><text:tab/></text:span></text:span><text:span text:style-name="Source_20_Text"><text:span text:style-name="T32">email</text:span></text:span><text:span text:style-name="Source_20_Text"><text:span text:style-name="T29"> VARCHAR(2</text:span></text:span><text:span text:style-name="Source_20_Text"><text:span text:style-name="T30">55</text:span></text:span><text:span text:style-name="Source_20_Text"><text:span text:style-name="T29">) NOT NULL,<text:line-break/><text:tab/></text:span></text:span><text:span text:style-name="Source_20_Text"><text:span text:style-name="T32">phone</text:span></text:span><text:span text:style-name="Source_20_Text"><text:span text:style-name="T29"> VARCHAR(20) NOT NULL,</text:span></text:span></text:p>
      <text:p text:style-name="P68"><text:span text:style-name="Source_20_Text"><text:span text:style-name="T29"><text:line-break/><text:tab/>PRIMARY KEY (id)<text:line-break/>)</text:span></text:span></text:p>
      <text:p text:style-name="P68"><text:span text:style-name="Source_20_Text"><text:span text:style-name="T30">ALTER TABLE clients ADD CONSTRAINT uk_client UNIQUE (e-mail);</text:span></text:span></text:p>
      <text:p text:style-name="P68"><text:span text:style-name="Source_20_Text"><text:span text:style-name="T30"/></text:span></text:p>
      <text:p text:style-name="P69"><text:span text:style-name="Source_20_Text"><text:span text:style-name="T33">2ª forma:</text:span></text:span></text:p>
      <text:p text:style-name="P69"><text:soft-page-break/><text:span text:style-name="Source_20_Text"><text:span text:style-name="T29">CREATE TABLE IF NOT EXISTS </text:span></text:span><text:span text:style-name="Source_20_Text"><text:span text:style-name="T32">clients</text:span></text:span><text:span text:style-name="Source_20_Text"><text:span text:style-name="T29">(<text:line-break/><text:tab/>id BIGINT NOT NULL AUTO_INCREMENT,<text:line-break/><text:tab/>name VARCHAR(200) NOT NULL,<text:line-break/><text:tab/></text:span></text:span><text:span text:style-name="Source_20_Text"><text:span text:style-name="T32">email</text:span></text:span><text:span text:style-name="Source_20_Text"><text:span text:style-name="T29"> VARCHAR(2</text:span></text:span><text:span text:style-name="Source_20_Text"><text:span text:style-name="T30">55</text:span></text:span><text:span text:style-name="Source_20_Text"><text:span text:style-name="T29">) </text:span></text:span><text:span text:style-name="Source_20_Text"><text:span text:style-name="T31">UNIQUE </text:span></text:span><text:span text:style-name="Source_20_Text"><text:span text:style-name="T29">NOT NULL,<text:line-break/><text:tab/></text:span></text:span><text:span text:style-name="Source_20_Text"><text:span text:style-name="T32">phone</text:span></text:span><text:span text:style-name="Source_20_Text"><text:span text:style-name="T29"> VARCHAR(20) NOT NULL,</text:span></text:span></text:p>
      <text:p text:style-name="P69"><text:span text:style-name="Source_20_Text"><text:span text:style-name="T31"><text:line-break/><text:tab/>PRIMARY KEY (id)<text:line-break/>)</text:span></text:span></text:p>
      <text:p text:style-name="P68"><text:span text:style-name="Source_20_Text"><text:span text:style-name="T34">SE quiser alterar o nome de uma coluna: </text:span></text:span></text:p>
      <text:p text:style-name="P23">1. cria-se uma nova migration</text:p>
      <text:p text:style-name="P23">2. adiciona o codigo:</text:p>
      <text:p text:style-name="P23">ALTER TABLE client RENAME COLUMN telefone TO phone;</text:p>
      <text:p text:style-name="P23"/>
      <text:p text:style-name="P23">Alterando a Model de Cliente:</text:p>
      <text:p text:style-name="P23">Add as anotações:</text:p>
      <text:p text:style-name="P38">@EqualAndHashCode(onlyExplicitlyIncluded=true) //lombok</text:p>
      <text:p text:style-name="P49"><text:span text:style-name="T22">@Entity //javax.persistance indica que a classe é uma entidade do DB</text:span></text:p>
      <text:p text:style-name="P38"><text:soft-page-break/>@Table(name=”clients”) //javax.persistance referencia a table do DB </text:p>
      <text:p text:style-name="P38"/>
      <text:p text:style-name="P23">adiciona aci<text:span text:style-name="T36">m</text:span>a de id:</text:p>
      <text:p text:style-name="P38">@EqualAndHashCode.Include</text:p>
      <text:p text:style-name="P38">@Id</text:p>
      <text:p text:style-name="P38">@GeneratedValue(strategy = GenerationType.IDENTITY)</text:p>
      <text:p text:style-name="P38"/>
      <text:p text:style-name="P39">alterando o Controller de Cliente:</text:p>
      <text:p text:style-name="P39">@PersistenceContext</text:p>
      <text:p text:style-name="P39">private EntityManager entityManager;</text:p>
      <text:p text:style-name="P39">@GetMapping(“/clients”)</text:p>
      <text:p text:style-name="P28">public String list()<text:span text:style-name="T36">{</text:span></text:p>
      <text:p text:style-name="P28"><text:tab/><text:span text:style-name="T36">return entityManager.createQuery(“from ClientModel”,ClientModel.class).getResultList();</text:span></text:p>
      <text:p text:style-name="P28"><text:soft-page-break/><text:span text:style-name="T3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" svg:font-family="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7:46:06.066932906</meta:creation-date>
    <dc:date>2024-04-02T11:04:46.916497657</dc:date>
    <meta:editing-duration>PT20M31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7" meta:paragraph-count="156" meta:word-count="958" meta:character-count="6857" meta:non-whitespace-character-count="5952"/>
  </office:meta>
</office:document-meta>
</file>